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4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ONSORCIO AGROVETERINARIO LAS VIOLETAS S.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NTOYA LAICHI, CESAR MANU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MESONES PEREZ JIMMY POOL</text:p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CRIOLLOS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10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2484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230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5:50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7:45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1:06:45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